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f I can clarify anything, please feel free to call or email me. - Will</text:p>
      <text:p text:style-name="Standard"/>
      <text:p text:style-name="Standard">New Material for Website – on disc</text:p>
      <text:p text:style-name="Standard"/>
      <text:p text:style-name="Standard"/>
      <text:p text:style-name="P4">Please alter website as follows:</text:p>
      <text:p text:style-name="P4"/>
      <text:p text:style-name="Standard"/>
      <text:p text:style-name="Standard">-add new heading to bar across top: History and Historic Districts</text:p>
      <text:p text:style-name="Standard"/>
      <text:p text:style-name="P1"/>
      <text:p text:style-name="P1">on History and Historic Districts main page:</text:p>
      <text:p text:style-name="P2">-text: body of text from “historic districts main page.odt”, formatted appropriately (ENGRAVERS MT)</text:p>
      <text:p text:style-name="Standard">-hyperlink – go to “An Introduction to the History, Eras, and Historic Districts.pdf” or .html page with the same text in font: ENGRAVERS MT</text:p>
      <text:p text:style-name="Standard">-hyperlink – go to “Map” (move the google maps page from its current place as a heading to this spot) </text:p>
      <text:p text:style-name="Standard">-[also on “Map”, please change texts in sidebar for historic districts to the respective “teaser” texts]</text:p>
      <text:p text:style-name="Standard">-hyperlink – go to page: Mount Vernon Commercial Historic District (create here)</text:p>
      <text:p text:style-name="Standard">-hyperlink – go to page: Ash Park Historic District (create here)</text:p>
      <text:p text:style-name="Standard">-hyperlink – go to page: Secondary Documents (rename, move page “archives/ Historical Documents” to here)</text:p>
      <text:p text:style-name="Standard"/>
      <text:p text:style-name="Standard"/>
      <text:p text:style-name="P1">page: Mount Vernon Commercial Historic District:</text:p>
      <text:p text:style-name="Standard">-commercial district teaser text, from .odt document of same name</text:p>
      <text:p text:style-name="Standard">-main street teaser photos (from file of same name, ribbon or thumbnails ok)</text:p>
      <text:p text:style-name="Standard">-hyperlink – go to commercial district walking tour.pdf</text:p>
      <text:p text:style-name="Standard"/>
      <text:p text:style-name="P1">page: Ash Park Historic District:</text:p>
      <text:p text:style-name="P2">-ash park teaser text, from .odt document of same name</text:p>
      <text:p text:style-name="P2">-ash park teaser photos (from file of same name, ribbon or thumbnails ok)</text:p>
      <text:p text:style-name="P2">-hyperlink – go to ash park walking tour.pdf</text:p>
      <text:p text:style-name="P2"/>
      <text:p text:style-name="Standard"/>
      <text:p text:style-name="Standard">-There are two completed walking tours included, formatted as .pdf. Please make sure that these can be downloaded and printed out.</text:p>
      <text:p text:style-name="P2"/>
      <text:p text:style-name="P2"/>
      <text:p text:style-name="P3">Other updates:</text:p>
      <text:p text:style-name="P2"/>
      <text:p text:style-name="P1">On “about” main page:</text:p>
      <text:p text:style-name="P2">-list of members: update with list on disc (“mvhpc members.odt)</text:p>
      <text:p text:style-name="P2"/>
      <text:p text:style-name="P2"/>
      <text:p text:style-name="P1">Under heading “archives”</text:p>
      <text:p text:style-name="P2">-add photos from folder “scanned summer 2012” to <text:span text:style-name="T1">photo archives</text:span> with attached spreadsheet as key for tagging</text:p>
      <text:p text:style-name="P2"/>
      <text:p text:style-name="P2"><text:soft-page-break/>-change title of page: website/archives/historical documents to “secondary documents” </text:p>
      <text:p text:style-name="P2">-remove linked .pdf on that page titled “an introduction to the history”</text:p>
      <text:p text:style-name="P2">-and move entire page to under heading “History and Historic Documents” </text:p>
      <text:p text:style-name="P2"/>
      <text:p text:style-name="P2">-remove page: website/archives/historical era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</meta:initial-creator>
    <meta:creation-date>2012-07-27T11:09:17</meta:creation-date>
    <dc:date>2012-07-27T14:58:16.04</dc:date>
    <meta:editing-duration>PT01H09M11S</meta:editing-duration>
    <meta:editing-cycles>15</meta:editing-cycles>
    <meta:generator>OpenOffice.org/3.2$Win32 OpenOffice.org_project/320m12$Build-9483</meta:generator>
    <meta:document-statistic meta:table-count="0" meta:image-count="0" meta:object-count="0" meta:page-count="2" meta:paragraph-count="30" meta:word-count="334" meta:character-count="2026"/>
  </office:meta>
</office:document-meta>
</file>